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C3D347D.png"/>
  <manifest:file-entry manifest:media-type="image/png" manifest:full-path="Pictures/1000020100000257000000FB613D257A.png"/>
  <manifest:file-entry manifest:media-type="image/png" manifest:full-path="Pictures/1000020100000140000000FADC005CF1.png"/>
  <manifest:file-entry manifest:media-type="image/png" manifest:full-path="Pictures/100000000000022400000064A3BD75DA.png"/>
  <manifest:file-entry manifest:media-type="image/jpeg" manifest:full-path="Pictures/1000000000000173000001DF2D8C13DB.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cm" svg:stroke-color="#e6e6ff" draw:marker-start-width="0.2cm" draw:marker-end-width="0.2cm" draw:fill="solid" draw:fill-color="#cccccc" draw:textarea-horizontal-align="justify" draw:textarea-vertical-align="middle" draw:auto-grow-height="false" fo:padding-top="0cm" fo:padding-bottom="0cm" fo:padding-left="0cm" fo:padding-right="0cm"/>
    </style:style>
    <style:style style:name="gr2" style:family="graphic" style:parent-style-name="standard">
      <style:graphic-properties svg:stroke-width="0cm" svg:stroke-color="#e6e6ff" draw:marker-start-width="0.2cm" draw:marker-end-width="0.2cm" draw:fill="solid" draw:fill-color="#e6e6ff" draw:textarea-horizontal-align="justify" draw:textarea-vertical-align="middle" draw:auto-grow-height="false" fo:padding-top="0cm" fo:padding-bottom="0cm" fo:padding-left="0cm" fo:padding-right="0cm"/>
    </style:style>
    <style:style style:name="gr3" style:family="graphic" style:parent-style-name="standard">
      <style:graphic-properties draw:stroke="none" svg:stroke-width="0.1cm" draw:marker-start-width="0.35cm" draw:marker-end-width="0.35cm" draw:fill="none" draw:fill-color="#000080" draw:textarea-horizontal-align="center" draw:textarea-vertical-align="middle" draw:color-mode="standard" draw:luminance="0%" draw:contrast="0%" draw:gamma="100%" draw:red="0%" draw:green="0%" draw:blue="0%"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 style:family="graphic" style:parent-style-name="standard">
      <style:graphic-properties svg:stroke-width="0cm" draw:marker-start-width="0.2cm" draw:marker-end-width="0.2cm" draw:fill="solid" draw:fill-color="#ff0000" draw:textarea-horizontal-align="justify" draw:textarea-vertical-align="middle" draw:auto-grow-height="false" fo:padding-top="0cm" fo:padding-bottom="0cm" fo:padding-left="0cm" fo:padding-right="0cm"/>
    </style:style>
    <style:style style:name="gr6" style:family="graphic">
      <style:graphic-properties style:protect="position size"/>
    </style:style>
    <style:style style:name="pr1" style:family="presentation" style:parent-style-name="Standard-title">
      <style:graphic-properties draw:fill-color="#ffffff" draw:auto-grow-height="true" fo:min-height="2.087cm"/>
    </style:style>
    <style:style style:name="pr2" style:family="presentation" style:parent-style-name="Standard-notes">
      <style:graphic-properties draw:fill-color="#ffffff" draw:auto-grow-height="true" fo:min-height="14.657cm" style:protect="position siz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36pt" style:font-size-asian="36pt" style:font-size-complex="36pt"/>
    </style:style>
    <style:style style:name="P4" style:family="paragraph">
      <style:paragraph-properties fo:text-align="center"/>
      <style:text-properties fo:font-size="18pt" fo:font-weight="bold" style:font-size-asian="24pt" style:font-size-complex="24pt"/>
    </style:style>
    <style:style style:name="P5" style:family="paragraph">
      <style:paragraph-properties fo:margin-left="0cm" fo:margin-right="0cm" fo:text-indent="0cm"/>
      <style:text-properties fo:font-size="12.3000001907349pt"/>
    </style:style>
    <style:style style:name="T1" style:family="text">
      <style:text-properties fo:font-family="Arial" style:font-family-generic="swiss" style:font-pitch="variable"/>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ERP5 Story" draw:style-name="dp1" draw:master-page-name="Standard" presentation:presentation-page-layout-name="AL1T19">
        <office:forms form:automatic-focus="false" form:apply-design-mode="false"/>
        <draw:custom-shape draw:style-name="gr1" draw:text-style-name="P1" draw:layer="layout" svg:width="13cm" svg:height="7.5cm" svg:x="5.5cm" svg:y="5cm">
          <text:p text:style-name="P2"/>
          <draw:enhanced-geometry svg:viewBox="0 0 21600 21600" draw:mirror-horizontal="false" draw:mirror-vertical="false" draw:text-areas="3000 3320 17110 17330" draw:type="cloud-callout" draw:modifiers="8474.85578032459 11786.26849753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15.5cm" svg:height="8cm" svg:x="1.5cm" svg:y="4.5cm">
          <text:p text:style-name="P2"/>
          <draw:enhanced-geometry svg:viewBox="0 0 21600 21600" draw:text-areas="3000 3320 17110 17330" draw:type="cloud-callout" draw:modifiers="8501.490226437 12402.24971878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 draw:text-style-name="P3" draw:layer="layout" svg:width="27.294cm" svg:height="2.087cm" svg:x="1.206cm" svg:y="1.567cm" presentation:class="title" presentation:user-transformed="true">
          <draw:text-box>
            <text:p text:style-name="P2"><text:span text:style-name="T1">TioLive, ERP5, Freedom</text:span></text:p>
          </draw:text-box>
        </draw:frame>
        <draw:frame draw:style-name="gr3" draw:text-style-name="P4" draw:layer="layout" svg:width="7cm" svg:height="6cm" svg:x="7.5cm" svg:y="7cm">
          <draw:image xlink:href="Pictures/1000020100000140000000FADC005CF1.png" xlink:type="simple" xlink:show="embed" xlink:actuate="onLoad">
            <text:p text:style-name="P2"/>
          </draw:image>
        </draw:frame>
        <draw:frame draw:style-name="gr4" draw:text-style-name="P1" draw:layer="layout" svg:width="6.5cm" svg:height="2.601cm" svg:x="3cm" svg:y="6cm">
          <draw:image xlink:href="Pictures/1000020100000257000000FB613D257A.png" xlink:type="simple" xlink:show="embed" xlink:actuate="onLoad">
            <text:p text:style-name="P2"/>
          </draw:image>
        </draw:frame>
        <draw:frame draw:style-name="gr4" draw:text-style-name="P1" draw:layer="layout" svg:width="8.133cm" svg:height="10.5cm" svg:x="20cm" svg:y="4.5cm">
          <draw:image xlink:href="Pictures/1000000000000173000001DF2D8C13DB.jpg" xlink:type="simple" xlink:show="embed" xlink:actuate="onLoad">
            <text:p text:style-name="P2"/>
          </draw:image>
        </draw:frame>
        <draw:frame draw:style-name="gr4" draw:text-style-name="P1" draw:layer="layout" svg:width="3.853cm" svg:height="3.641cm" svg:x="10.4cm" svg:y="4.3cm">
          <draw:image xlink:href="Pictures/100002010000008000000080CC3D347D.png" xlink:type="simple" xlink:show="embed" xlink:actuate="onLoad">
            <text:p text:style-name="P2"/>
          </draw:image>
        </draw:frame>
        <draw:custom-shape draw:style-name="gr5" draw:text-style-name="P1" draw:layer="layout" svg:width="2.602cm" svg:height="2.397cm" svg:x="11.998cm" svg:y="5.689cm">
          <text:p text:style-name="P2"/>
          <draw:enhanced-geometry svg:viewBox="0 0 21600 21600" draw:glue-points="10800 0 3163 3163 0 10800 3163 18437 10800 21600 18437 18437 21600 10800 18437 3163" draw:text-areas="3163 3163 18437 18437" draw:type="forbidden" draw:modifiers="1077.48027996889"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6" draw:layer="layout" svg:width="17.283cm" svg:height="11.842cm" svg:x="1.838cm" svg:y="1.784cm" draw:page-number="1" presentation:class="page"/>
          <draw:frame presentation:style-name="pr2" draw:text-style-name="P5" draw:layer="layout" svg:width="18.009cm" svg:height="14.657cm" svg:x="1.5cm" svg:y="14.426cm" presentation:class="notes" presentation:user-transformed="true">
            <draw:text-box>
              <text:p text:style-name="P2"><text:span text:style-name="T2">This document is © 2009 Nexedi. All rights are reserved.</text:span></text:p>
              <text:p text:style-name="P2"><text:span text:style-name="T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stroke-linejoin="round" draw:fill="solid" draw:fill-color="#000000"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fo:font-family="Arial" style:font-style-name="Normal" style:font-family-generic="swiss" style:font-pitch="variable" style:font-charset="x-symbol"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_20_Normal" style:display-name=" Normal" style:family="graphic">
      <style:paragraph-properties fo:text-align="justify" style:text-autospace="none"/>
      <style:text-properties fo:font-family="'Bitstream Vera Sans'" style:font-pitch="variable" fo:font-size="21.2000007629395pt" fo:language="en" fo:country="US" style:font-size-asian="24.7000007629395pt" style:language-asian="en" style:country-asian="US" style:font-size-complex="24.7000007629395pt"/>
    </style:style>
    <style:style style:name="Lien_20_Internet" style:display-name="Lien Internet" style:family="graphic">
      <style:paragraph-properties style:text-autospace="none"/>
      <style:text-properties fo:color="#000080" fo:font-size="21.2000007629395pt" fo:language="en" fo:country="US" style:text-underline-style="solid" style:text-underline-width="auto" style:text-underline-color="font-color" style:font-size-asian="21.2000007629395pt" style:language-asian="en" style:country-asian="US" style:font-size-complex="21.2000007629395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Preformatted_20_Text" style:display-name="Preformatted Text" style:family="graphic">
      <style:paragraph-properties style:text-autospace="none"/>
      <style:text-properties fo:font-family="Courier, 'Courier New'" style:font-family-generic="roman" style:font-pitch="fixed" fo:font-size="17.7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language="en" fo:country="US" fo:font-weight="bold" style:language-asian="en" style:country-asian="US" style:font-family-complex="Arial" style:font-family-generic-complex="swiss" style:font-pitch-complex="variable" style:font-size-complex="16pt" style:font-weight-complex="bold"/>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title" style:family="presentation">
      <style:graphic-properties draw:stroke="none" draw:stroke-dash="Ultrafine_20_Dashed" svg:stroke-width="0.01cm"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vant Garde Gothic'" style:font-pitch="variable" fo:font-size="44pt" fo:font-style="normal" fo:text-shadow="none" style:text-underline-style="none" fo:font-weight="normal" style:font-family-asian="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cm" fo:margin-bottom="0.15cm" fo:line-height="150%" fo:text-align="justify" fo:text-indent="0cm">
        <style:tab-stops/>
      </style:paragraph-properties>
      <style:text-properties style:use-window-font-color="true" style:text-outline="false" style:text-line-through-style="none" fo:font-family="Garamond" style:font-style-name="Regular" style:font-family-generic="roman" style:font-pitch="variable" fo:font-size="12pt" fo:language="en" fo:country="GB"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Arial Narrow'" style:font-style-name="Normal" style:font-pitch="variable" style:font-charset="x-symbol" fo:font-size="24pt" fo:language="en" fo:country="GB"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tandard-outline2" style:family="presentation" style:parent-style-name="Standard-outline1">
      <style:paragraph-properties fo:margin-left="2.4cm" fo:margin-right="0cm" fo:margin-top="0cm" fo:margin-bottom="0.4cm" fo:text-indent="-0.8cm">
        <style:tab-stops/>
      </style:paragraph-properties>
      <style:text-properties fo:font-size="14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cm" fo:margin-left="1cm" fo:margin-right="1cm" fo:page-width="29.7cm" fo:page-height="19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59cm" fo:min-width="20.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97cm"/>
    </style:style>
    <style:style style:name="gr4" style:family="graphic" style:parent-style-name="standard">
      <style:graphic-properties draw:textarea-horizontal-align="center" draw:textarea-vertical-align="middle"/>
    </style:style>
    <style:style style:name="pr1" style:family="presentation" style:parent-style-name="Standard-title">
      <style:graphic-properties draw:fill-color="#ffffff" draw:auto-grow-height="false" fo:min-height="3.507cm"/>
    </style:style>
    <style:style style:name="pr2" style:family="presentation" style:parent-style-name="Standard-notes">
      <style:graphic-properties draw:fill-color="#ffffff" draw:auto-grow-height="false" fo:min-height="11.411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imes New Roman'" style:font-pitch="variable" style:font-charset="x-symbol" fo:font-size="12pt"/>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cm" fo:margin-right="0cm" fo:text-align="end" fo:text-indent="0cm"/>
    </style:style>
    <style:style style:name="P6" style:family="paragraph">
      <style:paragraph-properties fo:margin-left="0cm" fo:margin-right="0cm" fo:text-align="center" fo:text-indent="0cm"/>
      <style:text-properties fo:font-size="12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12pt"/>
    </style:style>
    <style:style style:name="T1" style:family="text">
      <style:text-properties fo:font-family="'Times New Roman'" style:font-pitch="variable" style:font-charset="x-symbol" fo:font-size="12pt" style:font-family-asian="Arial" style:font-family-generic-asian="swiss" style:font-pitch-asian="variable" style:font-charset-asian="x-symbol" style:font-family-complex="Arial" style:font-family-generic-complex="swiss" style:font-pitch-complex="variable" style:font-charset-complex="x-symbol"/>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1.564cm" svg:height="7.397cm" svg:x="2cm" svg:y="2.048cm" draw:page-number="1"/>
      <draw:page-thumbnail draw:layer="backgroundobjects" svg:width="11.564cm" svg:height="7.397cm" svg:x="16.135cm" svg:y="2.048cm"/>
      <draw:page-thumbnail draw:layer="backgroundobjects" svg:width="11.564cm" svg:height="7.397cm" svg:x="2cm" svg:y="11.542cm"/>
      <draw:page-thumbnail draw:layer="backgroundobjects" svg:width="11.564cm" svg:height="7.397cm" svg:x="16.135cm" svg:y="11.542cm"/>
    </style:handout-master>
    <style:master-page style:name="Standard" style:page-layout-name="PM1" draw:style-name="dp1">
      <draw:frame presentation:style-name="pr1" draw:text-style-name="P1" draw:layer="backgroundobjects" svg:width="23.294cm" svg:height="2.086cm" svg:x="1.206cm" svg:y="1.068cm" presentation:class="title">
        <draw:text-box>
          <text:p text:style-name="P1">Cliquez pour éditer le format du texte-titre</text:p>
        </draw:text-box>
      </draw:frame>
      <draw:frame presentation:style-name="Standard-outline1" draw:layer="backgroundobjects" svg:width="23.654cm" svg:height="14.552cm" svg:x="3.034cm" svg:y="5.724cm" presentation:class="outline" presentation:placeholder="true">
        <draw:text-box/>
      </draw:frame>
      <draw:frame draw:style-name="gr1" draw:text-style-name="P2" draw:layer="backgroundobjects" svg:width="20.5cm" svg:height="0.59cm" svg:x="1cm" svg:y="17.533cm">
        <draw:text-box>
          <text:p text:style-name="P1"><text:span text:style-name="T1">© Nexedi SA 2009 – All rights reserved</text:span></text:p>
        </draw:text-box>
      </draw:frame>
      <draw:frame draw:style-name="gr2" draw:text-style-name="P3" draw:layer="backgroundobjects" svg:width="4.5cm" svg:height="0.82cm" svg:x="23.9cm" svg:y="17.1cm">
        <draw:image xlink:href="Pictures/100000000000022400000064A3BD75DA.png" xlink:type="simple" xlink:show="embed" xlink:actuate="onLoad">
          <text:p text:style-name="P1"/>
        </draw:image>
      </draw:frame>
      <presentation:notes style:page-layout-name="PM2">
        <draw:page-thumbnail presentation:style-name="Standard-title" draw:layer="backgroundobjects" svg:width="17.283cm" svg:height="11.842cm" svg:x="1.838cm" svg:y="1.784cm" presentation:class="page"/>
        <draw:frame presentation:style-name="pr2" draw:text-style-name="P4" draw:layer="backgroundobjects" svg:width="18.009cm" svg:height="14.656cm" svg:x="1.5cm" svg:y="14.426cm" presentation:class="notes">
          <draw:text-box>
            <text:p text:style-name="P1">Cliquez pour éditer le format des notes</text:p>
          </draw:text-box>
        </draw:frame>
        <draw:frame draw:style-name="gr3" draw:text-style-name="P6" draw:layer="backgroundobjects" svg:width="5.856cm" svg:height="0.497cm" svg:x="13.644cm" svg:y="0.933cm">
          <draw:text-box>
            <text:p text:style-name="P5"><text:span text:style-name="T2"><text:page-number>&lt;number&gt;</text:page-number></text:span></text:p>
          </draw:text-box>
        </draw:frame>
        <draw:frame draw:style-name="gr3" draw:text-style-name="P8" draw:layer="backgroundobjects" svg:width="5.856cm" svg:height="0.497cm" svg:x="1.5cm" svg:y="0.9cm">
          <draw:text-box>
            <text:p text:style-name="P7"><text:span text:style-name="T2">ERP5 Story</text:span></text:p>
          </draw:text-box>
        </draw:frame>
        <draw:line draw:style-name="gr4" draw:text-style-name="P3" draw:layer="backgroundobjects" svg:x1="1.5cm" svg:y1="1.5cm" svg:x2="19.5cm" svg:y2="1.5cm">
          <text:p text:style-name="P1"/>
        </draw:lin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TioLive, ERP5, Freedom</dc:title>
    <meta:creation-date>2004-12-27T23:06:28</meta:creation-date>
    <dc:date>2009-10-19T14:10:37</dc:date>
    <meta:print-date>2005-03-17T16:37:22</meta:print-date>
    <dc:language>en-GB</dc:language>
    <meta:editing-cycles>867</meta:editing-cycles>
    <meta:editing-duration>P1DT17H34M24S</meta:editing-duration>
    <meta:user-defined meta:name="Info 1">ddd</meta:user-defined>
    <meta:user-defined meta:name="Info 2"/>
    <meta:user-defined meta:name="Info 3"/>
    <meta:user-defined meta:name="Info 4"/>
    <meta:document-statistic meta:object-count="23"/>
  </office:meta>
</office:document-meta>
</file>